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3.005cm" table:align="left"/>
    </style:style>
    <style:style style:name="Table3.A" style:family="table-column">
      <style:table-column-properties style:column-width="0.543cm"/>
    </style:style>
    <style:style style:name="Table3.B" style:family="table-column">
      <style:table-column-properties style:column-width="1.138cm"/>
    </style:style>
    <style:style style:name="Table3.C" style:family="table-column">
      <style:table-column-properties style:column-width="10.511cm"/>
    </style:style>
    <style:style style:name="Table3.D" style:family="table-column">
      <style:table-column-properties style:column-width="0.813cm"/>
    </style:style>
    <style:style style:name="Table3.1" style:family="table-row">
      <style:table-row-properties style:min-row-height="1.614cm"/>
    </style:style>
    <style:style style:name="Table3.A1" style:family="table-cell">
      <style:table-cell-properties style:vertical-align="middle" style:border-line-width-bottom="0.035cm 0.035cm 0.035cm" fo:padding="0cm" fo:border-left="none" fo:border-right="none" fo:border-top="none" fo:border-bottom="0.106cm double #808080"/>
    </style:style>
    <style:style style:name="Table3.C1" style:family="table-cell">
      <style:table-cell-properties style:border-line-width-bottom="0.035cm 0.035cm 0.035cm" fo:padding="0cm" fo:border-left="none" fo:border-right="none" fo:border-top="none" fo:border-bottom="0.106cm double #808080"/>
    </style:style>
    <style:style style:name="content" style:family="table">
      <style:table-properties style:width="13.007cm" fo:margin-left="0cm" fo:margin-right="-0.005cm" table:align="margins"/>
    </style:style>
    <style:style style:name="content.A" style:family="table-column">
      <style:table-column-properties style:column-width="3.203cm" style:rel-column-width="16139*"/>
    </style:style>
    <style:style style:name="content.B" style:family="table-column">
      <style:table-column-properties style:column-width="0.275cm" style:rel-column-width="1386*"/>
    </style:style>
    <style:style style:name="content.C" style:family="table-column">
      <style:table-column-properties style:column-width="5.498cm" style:rel-column-width="27701*"/>
    </style:style>
    <style:style style:name="content.D" style:family="table-column">
      <style:table-column-properties style:column-width="4.03cm" style:rel-column-width="20309*"/>
    </style:style>
    <style:style style:name="content.1" style:family="table-row">
      <style:table-row-properties style:min-row-height="0.377cm"/>
    </style:style>
    <style:style style:name="content.A1" style:family="table-cell">
      <style:table-cell-properties fo:padding="0cm" fo:border="none"/>
    </style:style>
    <style:style style:name="Table1" style:family="table">
      <style:table-properties style:width="13.007cm" fo:margin-left="0cm" fo:margin-right="-0.005cm" table:align="margins"/>
    </style:style>
    <style:style style:name="Table1.A" style:family="table-column">
      <style:table-column-properties style:column-width="8.331cm" style:rel-column-width="41975*"/>
    </style:style>
    <style:style style:name="Table1.B" style:family="table-column">
      <style:table-column-properties style:column-width="0.432cm" style:rel-column-width="2174*"/>
    </style:style>
    <style:style style:name="Table1.C" style:family="table-column">
      <style:table-column-properties style:column-width="4.244cm" style:rel-column-width="21386*"/>
    </style:style>
    <style:style style:name="Table1.B1" style:family="table-cell">
      <style:table-cell-properties fo:padding="0cm" fo:border="none"/>
    </style:style>
    <style:style style:name="Table2" style:family="table">
      <style:table-properties style:width="8.331cm" table:align="margins"/>
    </style:style>
    <style:style style:name="Table2.A" style:family="table-column">
      <style:table-column-properties style:column-width="0.288cm" style:rel-column-width="2259*"/>
    </style:style>
    <style:style style:name="Table2.B" style:family="table-column">
      <style:table-column-properties style:column-width="0.118cm" style:rel-column-width="931*"/>
    </style:style>
    <style:style style:name="Table2.C" style:family="table-column">
      <style:table-column-properties style:column-width="7.925cm" style:rel-column-width="62345*"/>
    </style:style>
    <style:style style:name="Table2.A1" style:family="table-cell" style:data-style-name="N0"/>
    <style:style style:name="Table2.3" style:family="table-row">
      <style:table-row-properties style:min-row-height="0.256cm"/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fo:font-weight="bold" fo:background-color="transparent" style:font-name-asian="Arial1" style:font-size-asian="10pt" style:font-weight-asian="bold" style:font-name-complex="Arial1" style:font-size-complex="10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fo:background-color="transparent" style:font-name-asian="Arial1" style:font-size-asian="10pt" style:font-name-complex="Arial1" style:font-size-complex="10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 Unicode MS" fo:font-size="10pt" style:font-size-asian="10pt" style:font-size-complex="10pt"/>
    </style:style>
    <style:style style:name="P5" style:family="paragraph" style:parent-style-name="Table_20_Contents">
      <style:paragraph-properties fo:line-height="150%" fo:text-align="justify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50%" fo:text-align="justify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line-height="150%" fo:text-align="justify" style:justify-single-word="false"/>
      <style:text-properties style:font-name="Arial" fo:font-size="6pt" style:font-size-asian="6pt" style:font-size-complex="6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1" style:family="paragraph" style:parent-style-name="Table_20_Contents">
      <style:paragraph-properties fo:line-height="100%" fo:text-align="end" style:justify-single-word="false"/>
      <style:text-properties style:font-name="Arial Unicode MS" fo:font-size="10pt" style:font-size-asian="10pt" style:font-size-complex="10p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Arial Unicode MS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 Unicode MS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808080"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P17" style:family="paragraph" style:parent-style-name="Header">
      <style:paragraph-properties fo:line-height="100%" fo:text-align="start" style:justify-single-word="false" style:shadow="none"/>
      <style:text-properties style:font-name="Arial Unicode MS" fo:font-size="10pt" fo:font-weight="normal" fo:background-color="transparent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line-height="100%" fo:text-align="start" style:justify-single-word="false"/>
      <style:text-properties style:font-name="Arial Unicode MS" fo:font-size="10pt" fo:font-weight="normal" fo:background-color="transparent" style:font-size-asian="10pt" style:font-weight-asian="normal" style:font-size-complex="10pt" style:font-weight-complex="normal"/>
    </style:style>
    <style:style style:name="T1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{logo}</text:p>
          </table:table-cell>
          <table:table-cell table:style-name="Table3.C1" office:value-type="string">
            <text:p text:style-name="P14">{badan}</text:p>
            <text:p text:style-name="P14">{kota4}</text:p>
            <text:p text:style-name="P15">{alamat} </text:p>
            <text:p text:style-name="P16">Telp. {tlp} Fax {fax} </text:p>
          </table:table-cell>
          <table:table-cell table:style-name="Table3.C1" office:value-type="string">
            <text:p text:style-name="P14"/>
          </table:table-cell>
        </table:table-row>
      </table:table>
      <text:p text:style-name="Standard"/>
      <table:table table:name="content" table:style-name="content">
        <table:table-column table:style-name="content.A"/>
        <table:table-column table:style-name="content.B"/>
        <table:table-column table:style-name="content.C"/>
        <table:table-column table:style-name="content.D"/>
        <table:table-row table:style-name="content.1">
          <table:table-cell table:style-name="content.A1" table:number-columns-spanned="3" office:value-type="string">
            <text:p text:style-name="P1">TANDA TERIMA </text:p>
            <text:p text:style-name="P1">BERKAS PENDAFTARAN</text:p>
          </table:table-cell>
          <table:covered-table-cell/>
          <table:covered-table-cell/>
          <table:table-cell table:style-name="content.A1" office:value-type="string">
            <text:p text:style-name="P12">{barcode}</text:p>
          </table:table-cell>
        </table:table-row>
        <table:table-row>
          <table:table-cell table:style-name="content.A1" office:value-type="string">
            <text:p text:style-name="P17">[!-- BEGIN row.articles --]{titreArticle}</text:p>
          </table:table-cell>
          <table:table-cell table:style-name="content.A1" office:value-type="string">
            <text:p text:style-name="P13">:</text:p>
          </table:table-cell>
          <table:table-cell table:style-name="content.A1" table:number-columns-spanned="2" office:value-type="string">
            <text:p text:style-name="P18">{texteArticle}<text:span text:style-name="T1">[!-- END row.articles --]</text:span></text:p>
          </table:table-cell>
          <table:covered-table-cell/>
        </table:table-row>
      </table:table>
      <text:p text:style-name="P3"/>
      <text:p text:style-name="P11">{kota}, {tglskr}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office:value-type="string">
            <text:p text:style-name="P5">NB 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float" office:value="1">
                  <text:p text:style-name="P7">1</text:p>
                </table:table-cell>
                <table:table-cell office:value-type="string">
                  <text:p text:style-name="P7">.</text:p>
                </table:table-cell>
                <table:table-cell office:value-type="string">
                  <text:p text:style-name="P7">Tanda terima berkas ini tidak menjamin diterbitkannya Dokumen Perizinan {kabupaten}</text:p>
                </table:table-cell>
              </table:table-row>
              <table:table-row>
                <table:table-cell table:style-name="Table2.A1">
                  <text:p text:style-name="P7"/>
                </table:table-cell>
                <table:table-cell office:value-type="string">
                  <text:p text:style-name="P7"/>
                </table:table-cell>
                <table:table-cell office:value-type="string">
                  <text:p text:style-name="P7"/>
                </table:table-cell>
              </table:table-row>
              <table:table-row table:style-name="Table2.3">
                <table:table-cell office:value-type="string">
                  <text:p text:style-name="P7"/>
                </table:table-cell>
                <table:table-cell office:value-type="string">
                  <text:p text:style-name="P7"/>
                </table:table-cell>
                <table:table-cell office:value-type="string">
                  <text:p text:style-name="P8"/>
                </table:table-cell>
              </table:table-row>
              <table:table-row>
                <table:table-cell office:value-type="string">
                  <text:p text:style-name="P7">*)</text:p>
                </table:table-cell>
                <table:table-cell office:value-type="string">
                  <text:p text:style-name="P7">:</text:p>
                </table:table-cell>
                <table:table-cell office:value-type="string">
                  <text:p text:style-name="P7">Apabila persyaratan administrasi dan fisik lengkap dan benar</text:p>
                </table:table-cell>
              </table:table-row>
            </table:table>
            <text:p text:style-name="P5"/>
          </table:table-cell>
          <table:table-cell table:style-name="Table1.B1" office:value-type="string">
            <text:p text:style-name="P6"/>
          </table:table-cell>
          <table:table-cell office:value-type="string">
            <text:p text:style-name="P6">Yang menerima,</text:p>
            <text:p text:style-name="P6"/>
            <text:p text:style-name="P6"/>
            <text:p text:style-name="P6">({user}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1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cm" fo:page-height="21.5cm" style:num-format="1" style:print-orientation="landscape" fo:margin-top="0.291cm" fo:margin-bottom="0.499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8-09T14:44:30.95</dc:date>
    <meta:editing-duration>PT4H35M8S</meta:editing-duration>
    <meta:editing-cycles>85</meta:editing-cycles>
    <meta:generator>OpenOffice.org/3.3$Win32 OpenOffice.org_project/330m20$Build-9567</meta:generator>
    <dc:creator>Yogi Cahyana</dc:creator>
    <meta:document-statistic meta:table-count="4" meta:image-count="0" meta:object-count="0" meta:page-count="1" meta:paragraph-count="21" meta:word-count="53" meta:character-count="362"/>
  </office:meta>
</office:document-meta>
</file>